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389000000FA8811E029.svm" manifest:media-type=""/>
  <manifest:file-entry manifest:full-path="Pictures/200000010000032C000000FE299D8342.svm" manifest:media-type=""/>
  <manifest:file-entry manifest:full-path="Pictures/20000001000002110000013134656043.svm" manifest:media-type=""/>
  <manifest:file-entry manifest:full-path="Pictures/2000000100000334000000FE6ADA52B6.svm" manifest:media-type=""/>
  <manifest:file-entry manifest:full-path="Pictures/200000010000039E000000FA5829EB83.svm" manifest:media-type=""/>
  <manifest:file-entry manifest:full-path="Pictures/20000001000001EF00000129424BE9DC.svm" manifest:media-type=""/>
  <manifest:file-entry manifest:full-path="Pictures/20000001000001F300000129A1FF7D4B.svm" manifest:media-type=""/>
  <manifest:file-entry manifest:full-path="Pictures/20000001000000ED000000EDF78F3513.svm" manifest:media-type=""/>
  <manifest:file-entry manifest:full-path="Pictures/20000001000000DD00000012A856DA5C.svm" manifest:media-type=""/>
  <manifest:file-entry manifest:full-path="Pictures/20000001000002500000012DBE1550B7.svm" manifest:media-type=""/>
  <manifest:file-entry manifest:full-path="Pictures/20000001000002F10000012DA660478E.svm" manifest:media-type=""/>
  <manifest:file-entry manifest:full-path="Pictures/20000001000001DE000000FAE7DBCADE.svm" manifest:media-type=""/>
  <manifest:file-entry manifest:full-path="Pictures/20000001000002590000012D24F88F01.svm" manifest:media-type=""/>
  <manifest:file-entry manifest:full-path="Pictures/20000002000001E8000001610EFECA08.eps" manifest:media-type=""/>
  <manifest:file-entry manifest:full-path="Pictures/200000010000033D000000FEDC16BA33.svm" manifest:media-type=""/>
  <manifest:file-entry manifest:full-path="Pictures/200000010000025000000129F230FF0A.svm" manifest:media-type=""/>
  <manifest:file-entry manifest:full-path="Pictures/2000000100000287000000F61DFF7E19.svm" manifest:media-type=""/>
  <manifest:file-entry manifest:full-path="Pictures/200000010000018500000142AEA88071.svm" manifest:media-type=""/>
  <manifest:file-entry manifest:full-path="Pictures/20000001000002F90000012D9B8090F6.svm" manifest:media-type=""/>
  <manifest:file-entry manifest:full-path="Pictures/20000001000002BA0000012DE999F249.svm" manifest:media-type=""/>
  <manifest:file-entry manifest:full-path="Pictures/200000020000015700000168CEEF4271.eps" manifest:media-type=""/>
  <manifest:file-entry manifest:full-path="Pictures/2000000100000287000000FE36094E4B.svm" manifest:media-type=""/>
  <manifest:file-entry manifest:full-path="Pictures/20000001000002590000012964132208.svm" manifest:media-type=""/>
  <manifest:file-entry manifest:full-path="Pictures/200000010000027F000000FAD6190946.svm" manifest:media-type=""/>
  <manifest:file-entry manifest:full-path="Pictures/20000001000004C1000001035B31D6AC.svm" manifest:media-type=""/>
  <manifest:file-entry manifest:full-path="Pictures/20000001000001E70000012DF698B59B.svm" manifest:media-type=""/>
  <manifest:file-entry manifest:full-path="Pictures/20000001000002E4000000FA4C282C1B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4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-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\SI{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5" style:family="graphic" style:parent-style-name="standard">
      <style:graphic-properties TexMathsArgs="12§display§\SI{0.96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E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I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{R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I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\SI{5.6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\SI{5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2§display§\SI{1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5.617cm" svg:height="4.063cm" svg:x="5.921cm" svg:y="0.685cm">
          <draw:image xlink:href="Pictures/20000002000001E8000001610EFECA08.eps" xlink:type="simple" xlink:show="embed" xlink:actuate="onLoad">
            <text:p/>
          </draw:image>
        </draw:frame>
        <draw:frame draw:style-name="gr1" draw:text-style-name="P1" draw:layer="layout" svg:width="3.871cm" svg:height="4.063cm" svg:x="1.201cm" svg:y="0.685cm">
          <draw:image xlink:href="Pictures/200000020000015700000168CEEF4271.eps" xlink:type="simple" xlink:show="embed" xlink:actuate="onLoad">
            <text:p/>
          </draw:image>
        </draw:frame>
        <draw:frame draw:style-name="gr2" draw:text-style-name="P1" draw:layer="layout" svg:width="0.994cm" svg:height="0.304cm" svg:x="6.346cm" svg:y="2.473cm">
          <draw:image xlink:href="Pictures/200000010000033D000000FEDC16BA33.svm" xlink:type="simple" xlink:show="embed" xlink:actuate="onLoad">
            <text:p/>
          </draw:image>
        </draw:frame>
        <draw:frame draw:style-name="gr3" draw:text-style-name="P1" draw:layer="layout" svg:width="0.766cm" svg:height="0.299cm" svg:x="7.7cm" svg:y="0.325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887cm" svg:height="0.299cm" svg:x="7.562cm" svg:y="4.651cm">
          <draw:image xlink:href="Pictures/20000001000002E4000000FA4C282C1B.svm" xlink:type="simple" xlink:show="embed" xlink:actuate="onLoad">
            <text:p/>
          </draw:image>
        </draw:frame>
        <draw:frame draw:style-name="gr5" draw:text-style-name="P1" draw:layer="layout" svg:width="0.466cm" svg:height="0.385cm" svg:x="11.363cm" svg:y="2.304cm">
          <draw:image xlink:href="Pictures/200000010000018500000142AEA88071.svm" xlink:type="simple" xlink:show="embed" xlink:actuate="onLoad">
            <text:p/>
          </draw:image>
        </draw:frame>
        <draw:frame draw:style-name="gr6" draw:text-style-name="P1" draw:layer="layout" svg:width="0.775cm" svg:height="0.304cm" svg:x="8.165cm" svg:y="1.453cm">
          <draw:image xlink:href="Pictures/2000000100000287000000FE36094E4B.svm" xlink:type="simple" xlink:show="embed" xlink:actuate="onLoad">
            <text:p/>
          </draw:image>
        </draw:frame>
        <draw:frame draw:style-name="gr7" draw:text-style-name="P1" draw:layer="layout" svg:width="0.775cm" svg:height="0.294cm" svg:x="8.165cm" svg:y="3.764cm">
          <draw:image xlink:href="Pictures/2000000100000287000000F61DFF7E19.svm" xlink:type="simple" xlink:show="embed" xlink:actuate="onLoad">
            <text:p/>
          </draw:image>
        </draw:frame>
        <draw:frame draw:style-name="gr8" draw:text-style-name="P2" draw:layer="layout" svg:width="1.132cm" svg:height="0.916cm" svg:x="3.137cm" svg:y="4.271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9" draw:text-style-name="P1" draw:layer="layout" svg:width="0.572cm" svg:height="0.299cm" svg:x="5.391cm" svg:y="3.626cm">
          <draw:image xlink:href="Pictures/20000001000001DE000000FAE7DBCADE.svm" xlink:type="simple" xlink:show="embed" xlink:actuate="onLoad">
            <text:p/>
          </draw:image>
        </draw:frame>
        <draw:frame draw:style-name="gr10" draw:text-style-name="P1" draw:layer="layout" svg:width="0.709cm" svg:height="0.355cm" svg:x="8.165cm" svg:y="3.263cm">
          <draw:image xlink:href="Pictures/200000010000025000000129F230FF0A.svm" xlink:type="simple" xlink:show="embed" xlink:actuate="onLoad">
            <text:p/>
          </draw:image>
        </draw:frame>
        <draw:frame draw:style-name="gr11" draw:text-style-name="P1" draw:layer="layout" svg:width="0.709cm" svg:height="0.36cm" svg:x="8.165cm" svg:y="0.976cm">
          <draw:image xlink:href="Pictures/20000001000002500000012DBE1550B7.svm" xlink:type="simple" xlink:show="embed" xlink:actuate="onLoad">
            <text:p/>
          </draw:image>
        </draw:frame>
        <draw:frame draw:style-name="gr12" draw:text-style-name="P1" draw:layer="layout" svg:width="0.72cm" svg:height="0.355cm" svg:x="11.423cm" svg:y="0.976cm">
          <draw:image xlink:href="Pictures/20000001000002590000012964132208.svm" xlink:type="simple" xlink:show="embed" xlink:actuate="onLoad">
            <text:p/>
          </draw:image>
        </draw:frame>
        <draw:frame draw:style-name="gr13" draw:text-style-name="P1" draw:layer="layout" svg:width="0.72cm" svg:height="0.36cm" svg:x="11.423cm" svg:y="3.263cm">
          <draw:image xlink:href="Pictures/20000001000002590000012D24F88F01.svm" xlink:type="simple" xlink:show="embed" xlink:actuate="onLoad">
            <text:p/>
          </draw:image>
        </draw:frame>
        <draw:line draw:style-name="gr14" draw:text-style-name="P1" draw:layer="layout" svg:x1="9.099cm" svg:y1="3.458cm" svg:x2="9.099cm" svg:y2="4.139cm">
          <text:p/>
        </draw:line>
        <draw:frame draw:style-name="gr15" draw:text-style-name="P1" draw:layer="layout" svg:width="1.459cm" svg:height="0.31cm" svg:x="9.212cm" svg:y="3.531cm">
          <draw:image xlink:href="Pictures/20000001000004C1000001035B31D6AC.svm" xlink:type="simple" xlink:show="embed" xlink:actuate="onLoad">
            <text:p/>
          </draw:image>
        </draw:frame>
        <draw:frame draw:style-name="gr16" draw:text-style-name="P1" draw:layer="layout" svg:width="0.902cm" svg:height="0.36cm" svg:x="6.878cm" svg:y="3.332cm">
          <draw:image xlink:href="Pictures/20000001000002F10000012DA660478E.svm" xlink:type="simple" xlink:show="embed" xlink:actuate="onLoad">
            <text:p/>
          </draw:image>
        </draw:frame>
        <draw:frame draw:style-name="gr17" draw:text-style-name="P1" draw:layer="layout" svg:width="0.912cm" svg:height="0.36cm" svg:x="10.171cm" svg:y="1.72cm">
          <draw:image xlink:href="Pictures/20000001000002F90000012D9B8090F6.svm" xlink:type="simple" xlink:show="embed" xlink:actuate="onLoad">
            <text:p/>
          </draw:image>
        </draw:frame>
        <draw:frame draw:style-name="gr18" draw:text-style-name="P1" draw:layer="layout" svg:width="0.283cm" svg:height="0.283cm" svg:x="7.177cm" svg:y="3.097cm">
          <draw:image xlink:href="Pictures/20000001000000ED000000EDF78F3513.svm" xlink:type="simple" xlink:show="embed" xlink:actuate="onLoad">
            <text:p/>
          </draw:image>
        </draw:frame>
        <draw:frame draw:style-name="gr19" draw:text-style-name="P1" draw:layer="layout" svg:width="0.264cm" svg:height="0.02cm" svg:x="7.483cm" svg:y="3.804cm">
          <draw:image xlink:href="Pictures/20000001000000DD00000012A856DA5C.svm" xlink:type="simple" xlink:show="embed" xlink:actuate="onLoad">
            <text:p/>
          </draw:image>
        </draw:frame>
        <draw:frame draw:style-name="gr18" draw:text-style-name="P1" draw:layer="layout" svg:width="0.283cm" svg:height="0.283cm" svg:x="10.71cm" svg:y="1.479cm">
          <draw:image xlink:href="Pictures/20000001000000ED000000EDF78F3513.svm" xlink:type="simple" xlink:show="embed" xlink:actuate="onLoad">
            <text:p/>
          </draw:image>
        </draw:frame>
        <draw:frame draw:style-name="gr19" draw:text-style-name="P1" draw:layer="layout" svg:width="0.264cm" svg:height="0.02cm" svg:x="10.463cm" svg:y="2.263cm">
          <draw:image xlink:href="Pictures/20000001000000DD00000012A856DA5C.svm" xlink:type="simple" xlink:show="embed" xlink:actuate="onLoad">
            <text:p/>
          </draw:image>
        </draw:frame>
        <draw:line draw:style-name="gr14" draw:text-style-name="P1" draw:layer="layout" svg:x1="7.738cm" svg:y1="1.569cm" svg:x2="7.738cm" svg:y2="2.25cm">
          <text:p/>
        </draw:line>
        <draw:line draw:style-name="gr14" draw:text-style-name="P1" draw:layer="layout" svg:x1="9.511cm" svg:y1="2.736cm" svg:x2="8.83cm" svg:y2="2.736cm">
          <text:p/>
        </draw:line>
        <draw:frame draw:style-name="gr20" draw:text-style-name="P1" draw:layer="layout" svg:width="0.598cm" svg:height="0.355cm" svg:x="9.614cm" svg:y="2.582cm">
          <draw:image xlink:href="Pictures/20000001000001F300000129A1FF7D4B.svm" xlink:type="simple" xlink:show="embed" xlink:actuate="onLoad">
            <text:p/>
          </draw:image>
        </draw:frame>
        <draw:frame draw:style-name="gr21" draw:text-style-name="P1" draw:layer="layout" svg:width="0.836cm" svg:height="0.36cm" svg:x="6.811cm" svg:y="1.484cm">
          <draw:image xlink:href="Pictures/20000001000002BA0000012DE999F249.svm" xlink:type="simple" xlink:show="embed" xlink:actuate="onLoad">
            <text:p/>
          </draw:image>
        </draw:frame>
        <draw:line draw:style-name="gr14" draw:text-style-name="P1" draw:layer="layout" svg:x1="10.93cm" svg:y1="0.946cm" svg:x2="10.93cm" svg:y2="1.345cm">
          <text:p/>
        </draw:line>
        <draw:frame draw:style-name="gr22" draw:text-style-name="P1" draw:layer="layout" svg:width="0.593cm" svg:height="0.355cm" svg:x="10.183cm" svg:y="0.976cm">
          <draw:image xlink:href="Pictures/20000001000001EF00000129424BE9DC.svm" xlink:type="simple" xlink:show="embed" xlink:actuate="onLoad">
            <text:p/>
          </draw:image>
        </draw:frame>
        <draw:frame draw:style-name="gr23" draw:text-style-name="P1" draw:layer="layout" svg:width="1.11cm" svg:height="0.299cm" svg:x="8.96cm" svg:y="2.099cm">
          <draw:image xlink:href="Pictures/200000010000039E000000FA5829EB83.svm" xlink:type="simple" xlink:show="embed" xlink:actuate="onLoad">
            <text:p/>
          </draw:image>
        </draw:frame>
        <draw:frame draw:style-name="gr8" draw:text-style-name="P2" draw:layer="layout" svg:width="0.869cm" svg:height="0.916cm" svg:x="11.473cm" svg:y="4.27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6" draw:text-style-name="P1" draw:layer="layout" svg:width="0.775cm" svg:height="0.304cm" svg:x="1.607cm" svg:y="1.209cm">
          <draw:image xlink:href="Pictures/2000000100000287000000FE36094E4B.svm" xlink:type="simple" xlink:show="embed" xlink:actuate="onLoad">
            <text:p/>
          </draw:image>
        </draw:frame>
        <draw:frame draw:style-name="gr24" draw:text-style-name="P1" draw:layer="layout" svg:width="0.983cm" svg:height="0.304cm" svg:x="2.94cm" svg:y="1.209cm">
          <draw:image xlink:href="Pictures/2000000100000334000000FE6ADA52B6.svm" xlink:type="simple" xlink:show="embed" xlink:actuate="onLoad">
            <text:p/>
          </draw:image>
        </draw:frame>
        <draw:frame draw:style-name="gr3" draw:text-style-name="P1" draw:layer="layout" svg:width="0.766cm" svg:height="0.299cm" svg:x="2.295cm" svg:y="0.325cm">
          <draw:image xlink:href="Pictures/200000010000027F000000FAD6190946.svm" xlink:type="simple" xlink:show="embed" xlink:actuate="onLoad">
            <text:p/>
          </draw:image>
        </draw:frame>
        <draw:line draw:style-name="gr14" draw:text-style-name="P1" draw:layer="layout" svg:x1="2.782cm" svg:y1="2.384cm" svg:x2="2.782cm" svg:y2="2.782cm">
          <text:p/>
        </draw:line>
        <draw:frame draw:style-name="gr25" draw:text-style-name="P1" draw:layer="layout" svg:width="0.583cm" svg:height="0.36cm" svg:x="2.931cm" svg:y="2.467cm">
          <draw:image xlink:href="Pictures/20000001000001E70000012DF698B59B.svm" xlink:type="simple" xlink:show="embed" xlink:actuate="onLoad">
            <text:p/>
          </draw:image>
        </draw:frame>
        <draw:frame draw:style-name="gr26" draw:text-style-name="P1" draw:layer="layout" svg:width="0.634cm" svg:height="0.365cm" svg:x="2.931cm" svg:y="1.897cm">
          <draw:image xlink:href="Pictures/20000001000002110000013134656043.svm" xlink:type="simple" xlink:show="embed" xlink:actuate="onLoad">
            <text:p/>
          </draw:image>
        </draw:frame>
        <draw:frame draw:style-name="gr27" draw:text-style-name="P1" draw:layer="layout" svg:width="0.973cm" svg:height="0.304cm" svg:x="11.423cm" svg:y="1.453cm">
          <draw:image xlink:href="Pictures/200000010000032C000000FE299D8342.svm" xlink:type="simple" xlink:show="embed" xlink:actuate="onLoad">
            <text:p/>
          </draw:image>
        </draw:frame>
        <draw:frame draw:style-name="gr28" draw:text-style-name="P1" draw:layer="layout" svg:width="1.085cm" svg:height="0.299cm" svg:x="11.423cm" svg:y="3.762cm">
          <draw:image xlink:href="Pictures/2000000100000389000000FA8811E02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2T17:52:58</meta:creation-date>
    <meta:editing-duration>PT1H57M14S</meta:editing-duration>
    <meta:editing-cycles>18</meta:editing-cycles>
    <meta:generator>LibreOffice/4.2.8.2$Linux_x86 LibreOffice_project/420m0$Build-2</meta:generator>
    <dc:title>kkkFigures</dc:title>
    <meta:initial-creator>kkk </meta:initial-creator>
    <dc:date>2017-03-27T20:12:52.798580394</dc:date>
    <meta:document-statistic meta:object-count="38"/>
    <meta:template xlink:type="simple" xlink:actuate="onRequest" xlink:title="kkkFigures" xlink:href="../../../../../.libreoffice/3/user/template/kkkFigures.otg" meta:date="2014-08-12T17:52:57"/>
  </office:meta>
</office:document-meta>
</file>